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1" style:family="table">
      <style:table-properties style:width="17cm" table:align="margins" fo:background-color="#dee7e5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/>
    </style:style>
    <style:style style:name="Table11.A1" style:family="table-cell">
      <style:table-cell-properties fo:padding="0.097cm" fo:border="0.5pt solid #000000"/>
    </style:style>
    <style:style style:name="Table10" style:family="table">
      <style:table-properties style:width="17cm" table:align="margins" fo:background-color="#dee7e5">
        <style:background-image/>
      </style:table-properties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9" style:family="table">
      <style:table-properties style:width="17cm" table:align="margins" fo:background-color="#dee7e5">
        <style:background-image/>
      </style:table-properties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8" style:family="table">
      <style:table-properties style:width="17cm" table:align="margins" fo:background-color="#dee7e5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7" style:family="table">
      <style:table-properties style:width="17cm" table:align="margins" fo:background-color="#dee7e5">
        <style:background-image/>
      </style:table-properties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6" style:family="table">
      <style:table-properties style:width="17cm" table:align="margins" fo:background-color="#dee7e5">
        <style:background-image/>
      </style:table-properties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17cm" table:align="margins" fo:background-color="#dee7e5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4" style:family="table">
      <style:table-properties style:width="17cm" table:align="margins" fo:background-color="#dee7e5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3" style:family="table">
      <style:table-properties style:width="17cm" table:align="margins" fo:background-color="#dee7e5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2" style:family="table">
      <style:table-properties style:width="17cm" table:align="margins" fo:background-color="#dee7e5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1" style:family="table">
      <style:table-properties style:width="17cm" table:align="margins" fo:background-color="#dee7e5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="0.5pt solid #000000">
        <style:background-image/>
      </style:table-cell-properties>
    </style:style>
    <style:style style:name="P1" style:family="paragraph" style:parent-style-name="Title">
      <style:text-properties style:font-name="Droid Sans" fo:language="zxx" fo:country="none" officeooo:rsid="0002d09c" officeooo:paragraph-rsid="0002d09c" style:language-asian="zxx" style:country-asian="none" style:language-complex="zxx" style:country-complex="none"/>
    </style:style>
    <style:style style:name="P2" style:family="paragraph" style:parent-style-name="Title">
      <style:text-properties style:font-name="Droid Sans" fo:language="zxx" fo:country="none" officeooo:paragraph-rsid="0002d09c" style:language-asian="zxx" style:country-asian="none" style:language-complex="zxx" style:country-complex="none"/>
    </style:style>
    <style:style style:name="P3" style:family="paragraph" style:parent-style-name="Subtitle">
      <style:text-properties style:font-name="Droid Sans" fo:language="zxx" fo:country="none" officeooo:paragraph-rsid="0002d09c" style:language-asian="zxx" style:country-asian="none" style:language-complex="zxx" style:country-complex="none"/>
    </style:style>
    <style:style style:name="P4" style:family="paragraph" style:parent-style-name="Preformatted_20_Text">
      <style:text-properties style:font-name="Droid Sans" fo:language="zxx" fo:country="none" officeooo:paragraph-rsid="0002d09c" style:language-asian="zxx" style:country-asian="none" style:language-complex="zxx" style:country-complex="none"/>
    </style:style>
    <style:style style:name="P5" style:family="paragraph" style:parent-style-name="Text_20_body">
      <style:text-properties style:font-name="Droid Sans" fo:language="zxx" fo:country="none" style:language-asian="zxx" style:country-asian="none" style:language-complex="zxx" style:country-complex="none"/>
    </style:style>
    <style:style style:name="P6" style:family="paragraph" style:parent-style-name="Heading2">
      <style:text-properties style:font-name="Droid Sans" fo:language="zxx" fo:country="none" officeooo:paragraph-rsid="0003dde9" style:language-asian="zxx" style:country-asian="none" style:language-complex="zxx" style:country-complex="none"/>
    </style:style>
    <style:style style:name="P7" style:family="paragraph" style:parent-style-name="BodyText">
      <style:text-properties style:font-name="Droid Sans" fo:language="zxx" fo:country="none" officeooo:paragraph-rsid="0003dde9" style:language-asian="zxx" style:country-asian="none" style:language-complex="zxx" style:country-complex="none"/>
    </style:style>
    <style:style style:name="P8" style:family="paragraph" style:parent-style-name="BodyText">
      <style:text-properties style:font-name="Liberation Mono" fo:language="zxx" fo:country="none" officeooo:paragraph-rsid="0003dde9" style:language-asian="zxx" style:country-asian="none" style:language-complex="zxx" style:country-complex="none"/>
    </style:style>
    <style:style style:name="P9" style:family="paragraph" style:parent-style-name="BodyText">
      <style:text-properties style:font-name="Liberation Mono" fo:language="zxx" fo:country="none" officeooo:paragraph-rsid="0003dde9" fo:background-color="#dee7e5" style:language-asian="zxx" style:country-asian="none" style:language-complex="zxx" style:country-complex="none"/>
    </style:style>
    <style:style style:name="P10" style:family="paragraph" style:parent-style-name="BodyText">
      <style:text-properties style:font-name="Droid Sans" fo:language="zxx" fo:country="none" officeooo:rsid="0007faa5" officeooo:paragraph-rsid="0007faa5" style:language-asian="zxx" style:country-asian="none" style:language-complex="zxx" style:country-complex="none"/>
    </style:style>
    <style:style style:name="P11" style:family="paragraph" style:parent-style-name="BodyText">
      <style:text-properties style:font-name="Liberation Mono" fo:language="zxx" fo:country="none" officeooo:paragraph-rsid="0007faa5" fo:background-color="#dee7e5" style:language-asian="zxx" style:country-asian="none" style:language-complex="zxx" style:country-complex="none"/>
    </style:style>
    <style:style style:name="P12" style:family="paragraph" style:parent-style-name="BodyText">
      <style:text-properties style:font-name="Droid Sans" fo:language="zxx" fo:country="none" officeooo:rsid="0007faa5" officeooo:paragraph-rsid="0007faa5" fo:background-color="transparent" style:language-asian="zxx" style:country-asian="none" style:language-complex="zxx" style:country-complex="none"/>
    </style:style>
    <style:style style:name="P13" style:family="paragraph" style:parent-style-name="BodyText">
      <style:text-properties style:font-name="Droid Sans" fo:language="zxx" fo:country="none" officeooo:paragraph-rsid="0007faa5" style:language-asian="zxx" style:country-asian="none" style:language-complex="zxx" style:country-complex="none"/>
    </style:style>
    <style:style style:name="P14" style:family="paragraph" style:parent-style-name="BodyText">
      <style:text-properties style:font-name="Droid Sans" fo:language="zxx" fo:country="none" officeooo:rsid="0009631d" officeooo:paragraph-rsid="0009631d" style:language-asian="zxx" style:country-asian="none" style:language-complex="zxx" style:country-complex="none"/>
    </style:style>
    <style:style style:name="P15" style:family="paragraph" style:parent-style-name="BodyText">
      <style:text-properties style:font-name="Liberation Mono" fo:language="zxx" fo:country="none" officeooo:rsid="0009631d" officeooo:paragraph-rsid="0009631d" fo:background-color="#dee7e5" style:language-asian="zxx" style:country-asian="none" style:language-complex="zxx" style:country-complex="none"/>
    </style:style>
    <style:style style:name="P16" style:family="paragraph" style:parent-style-name="BodyText">
      <style:text-properties officeooo:paragraph-rsid="0009631d"/>
    </style:style>
    <style:style style:name="P17" style:family="paragraph" style:parent-style-name="BodyText">
      <style:text-properties officeooo:rsid="0009631d" officeooo:paragraph-rsid="0009631d"/>
    </style:style>
    <style:style style:name="P18" style:family="paragraph" style:parent-style-name="Code">
      <style:paragraph-properties fo:margin-left="0cm" fo:margin-top="0cm" fo:margin-bottom="0.247cm" style:contextual-spacing="false" fo:text-indent="0cm" style:auto-text-indent="false"/>
      <style:text-properties style:font-name="Liberation Mono"/>
    </style:style>
    <style:style style:name="P19" style:family="paragraph" style:parent-style-name="Code">
      <style:text-properties style:font-name="Droid Sans" fo:language="zxx" fo:country="none" style:language-asian="zxx" style:country-asian="none" style:language-complex="zxx" style:country-complex="none"/>
    </style:style>
    <style:style style:name="P20" style:family="paragraph" style:parent-style-name="BodyText">
      <style:text-properties style:font-name="Droid Sans" fo:language="zxx" fo:country="none" officeooo:rsid="0003dde9" officeooo:paragraph-rsid="000d5f47" style:language-asian="zxx" style:country-asian="none" style:language-complex="zxx" style:country-complex="none"/>
    </style:style>
    <style:style style:name="P21" style:family="paragraph" style:parent-style-name="Preformatted_20_Text">
      <style:text-properties style:font-name="Droid Sans" fo:language="zxx" fo:country="none" officeooo:rsid="0003dde9" officeooo:paragraph-rsid="0003dde9" style:language-asian="zxx" style:country-asian="none" style:language-complex="zxx" style:country-complex="none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Droid Sans" fo:language="zxx" fo:country="none" officeooo:rsid="0003dde9" style:language-asian="zxx" style:country-asian="none" style:language-complex="zxx" style:country-complex="none"/>
    </style:style>
    <style:style style:name="P23" style:family="paragraph" style:parent-style-name="BodyText">
      <style:text-properties style:font-name="Droid Sans" fo:language="zxx" fo:country="none" officeooo:rsid="000564ab" officeooo:paragraph-rsid="000564ab" style:language-asian="zxx" style:country-asian="none" style:language-complex="zxx" style:country-complex="none"/>
    </style:style>
    <style:style style:name="P24" style:family="paragraph" style:parent-style-name="BodyText">
      <style:text-properties style:font-name="Droid Sans" fo:language="zxx" fo:country="none" officeooo:rsid="000564ab" officeooo:paragraph-rsid="0006c8d9" style:language-asian="zxx" style:country-asian="none" style:language-complex="zxx" style:country-complex="none"/>
    </style:style>
    <style:style style:name="P25" style:family="paragraph" style:parent-style-name="BodyText">
      <style:text-properties style:font-name="Droid Sans" fo:language="zxx" fo:country="none" officeooo:rsid="0006c8d9" officeooo:paragraph-rsid="0006c8d9" style:language-asian="zxx" style:country-asian="none" style:language-complex="zxx" style:country-complex="none"/>
    </style:style>
    <style:style style:name="P26" style:family="paragraph" style:parent-style-name="BodyText">
      <style:text-properties style:font-name="Droid Sans" fo:language="zxx" fo:country="none" officeooo:rsid="000c31de" officeooo:paragraph-rsid="000c31de" style:language-asian="zxx" style:country-asian="none" style:language-complex="zxx" style:country-complex="none"/>
    </style:style>
    <style:style style:name="P27" style:family="paragraph" style:parent-style-name="BodyText">
      <style:text-properties style:font-name="Droid Sans" fo:language="zxx" fo:country="none" officeooo:paragraph-rsid="000c31de" style:language-asian="zxx" style:country-asian="none" style:language-complex="zxx" style:country-complex="none"/>
    </style:style>
    <style:style style:name="T1" style:family="text">
      <style:text-properties officeooo:rsid="0002d09c"/>
    </style:style>
    <style:style style:name="T2" style:family="text">
      <style:text-properties officeooo:rsid="0003dde9"/>
    </style:style>
    <style:style style:name="T3" style:family="text">
      <style:text-properties fo:background-color="#dee7e5" loext:char-shading-value="0"/>
    </style:style>
    <style:style style:name="T4" style:family="text">
      <style:text-properties officeooo:rsid="0003dde9" fo:background-color="#dee7e5" loext:char-shading-value="0"/>
    </style:style>
    <style:style style:name="T5" style:family="text">
      <style:text-properties officeooo:rsid="000e2054"/>
    </style:style>
    <style:style style:name="T6" style:family="text">
      <style:text-properties officeooo:rsid="0009631d"/>
    </style:style>
    <style:style style:name="T7" style:family="text">
      <style:text-properties officeooo:rsid="0007faa5"/>
    </style:style>
    <style:style style:name="T8" style:family="text">
      <style:text-properties style:font-name="Liberation Mono" fo:background-color="#dee7e5" loext:char-shading-value="0"/>
    </style:style>
    <style:style style:name="T9" style:family="text">
      <style:text-properties style:font-name="Liberation Mono" officeooo:rsid="0009631d" fo:background-color="#dee7e5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d5f47"/>
    </style:style>
    <style:style style:name="T12" style:family="text">
      <style:text-properties fo:font-variant="normal" fo:text-transform="none" fo:color="#000000" loext:opacity="100%" fo:font-family="monospace" fo:font-size="9.75pt" fo:letter-spacing="normal" fo:font-style="normal" fo:font-weight="normal" fo:background-color="#dee7e5" loext:char-shading-value="0" loext:padding="0cm" loext:border="none"/>
    </style:style>
    <style:style style:name="T13" style:family="text">
      <style:text-properties fo:font-variant="normal" fo:text-transform="none" fo:color="#000000" loext:opacity="100%" fo:letter-spacing="normal" fo:background-color="#dee7e5" loext:char-shading-value="0" loext:padding="0cm" loext:border="none"/>
    </style:style>
    <style:style style:name="T14" style:family="text">
      <style:text-properties officeooo:rsid="0006c8d9"/>
    </style:style>
    <style:style style:name="T15" style:family="text">
      <style:text-properties officeooo:rsid="00074421"/>
    </style:style>
    <style:style style:name="T16" style:family="text">
      <style:text-properties officeooo:rsid="000c31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Tecnica</text:p>
      <text:p text:style-name="P2"><text:span text:style-name="T1">Progetto</text:span> “Negozi” </text:p>
      <text:p text:style-name="P3">Cordo Basi di Dati – Unimi (aa 2024-25)</text:p>
      <text:p text:style-name="P4"/>
      <text:p text:style-name="P4"><text:s text:c="2"/></text:p>
      <text:p text:style-name="P5">Autore: Alessandro Valenti </text:p>
      <text:p text:style-name="P5">Matricola: 41913A</text:p>
      <text:p text:style-name="P5">Corso: Basi di Dati — Laboratorio - Progetto 2025</text:p>
      <text:p text:style-name="P5"/>
      <text:p text:style-name="Heading1">Infrastruttura e Installazione</text:p>
      <text:p text:style-name="Heading1"/>
      <text:h text:style-name="P6" text:outline-level="2">Architettura dell’infrastruttura</text:h>
      <text:p text:style-name="P7">Il progetto utilizza un’architettura client-server basata su tecnologie open source.</text:p>
      <text:p text:style-name="P7">Il browser comunica con un web server Apache che esegue script PHP, i quali interagiscono con un database PostgreSQL.</text:p>
      <text:h text:style-name="P6" text:outline-level="2"/>
      <text:h text:style-name="P6" text:outline-level="2">Requisiti tecnici <text:span text:style-name="T2">per installazione</text:span></text:h>
      <text:p text:style-name="P7">Sistema operativo: Linux <text:span text:style-name="T2">(la documentazione presuppone Linux come SO)</text:span></text:p>
      <text:p text:style-name="P7">Web server: Apache HTTP Server</text:p>
      <text:p text:style-name="P7">Linguaggio server-side: PHP ≥ 8.0</text:p>
      <text:p text:style-name="P7">Database: PostgreSQL ≥ 13</text:p>
      <text:p text:style-name="P7">Estensione PHP: pgsql</text:p>
      <text:p text:style-name="P7"/>
      <text:h text:style-name="P6" text:outline-level="2">Installazione dei prerequisiti</text:h>
      <text:p text:style-name="P7">Fedora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text:span text:style-name="T3">&gt;</text:span><text:span text:style-name="T4">$ </text:span><text:span text:style-name="T3">sudo dnf install httpd php php-pgsql postgresql-server</text:span></text:p>
          </table:table-cell>
        </table:table-row>
      </table:table>
      <text:p text:style-name="P7"/>
      <text:p text:style-name="P7">Ubuntu/Debian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&gt;<text:span text:style-name="T2">$ </text:span>sudo apt install apache2 php libapache2-mod-php php-pgsql postgresql</text:p>
          </table:table-cell>
        </table:table-row>
      </table:table>
      <text:p text:style-name="P9"/>
      <text:h text:style-name="P6" text:outline-level="2" text:is-list-header="true"/>
      <text:h text:style-name="P6" text:outline-level="2">5. Avvio dei servizi</text:h>
      <text:p text:style-name="P7">Apache <text:span text:style-name="T5">Server</text:span></text:p>
      <text:p text:style-name="P10"><text:soft-page-break/><text:span text:style-name="T5">Su </text:span>Fedora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&gt;<text:span text:style-name="T2">$ </text:span>sudo systemctl enable httpd</text:p>
            <text:p text:style-name="P9">&gt;<text:span text:style-name="T2">$ </text:span>sudo systemctl start httpd</text:p>
          </table:table-cell>
        </table:table-row>
      </table:table>
      <text:p text:style-name="P11"/>
      <text:p text:style-name="P10"><text:span text:style-name="T5">Su </text:span>Ubuntu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">&gt;<text:span text:style-name="T2">$ </text:span>sudo systemctl enable <text:span text:style-name="T6">apache2</text:span></text:p>
            <text:p text:style-name="P11">&gt;<text:span text:style-name="T2">$ </text:span>sudo systemctl start <text:span text:style-name="T6">apache2</text:span></text:p>
          </table:table-cell>
        </table:table-row>
      </table:table>
      <text:p text:style-name="P11"/>
      <text:p text:style-name="P12">Verifica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&gt;<text:span text:style-name="T2">$ </text:span>sudo systemctl <text:span text:style-name="T7">status</text:span> httpd</text:p>
          </table:table-cell>
        </table:table-row>
      </table:table>
      <text:p text:style-name="P13"/>
      <text:p text:style-name="P7">PostgreSQL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span text:style-name="Source_20_Text"><text:span text:style-name="T8">&gt;</text:span></text:span><text:span text:style-name="Source_20_Text"><text:span text:style-name="T9">$ </text:span></text:span><text:span text:style-name="Source_20_Text"><text:span text:style-name="T8">sudo postgresql-setup --initdb</text:span></text:span></text:p>
            <text:p text:style-name="P9">&gt;<text:span text:style-name="T2">$ </text:span>sudo systemctl enable postgresql</text:p>
            <text:p text:style-name="P9">&gt;<text:span text:style-name="T2">$ </text:span>sudo systemctl start postgresql</text:p>
          </table:table-cell>
        </table:table-row>
      </table:table>
      <text:p text:style-name="P9"/>
      <text:h text:style-name="P6" text:outline-level="2" text:is-list-header="true"/>
      <text:h text:style-name="P6" text:outline-level="2">Ripristino del database</text:h>
      <text:p text:style-name="P7">Il progetto include un dump del database con struttura e dati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&gt;<text:span text:style-name="T2">$ </text:span>createdb negozi_db</text:p>
            <text:p text:style-name="P9">&gt;<text:span text:style-name="T2">$ </text:span>pg_restore -d negozi_db -c --if-exists negozi_db.dump</text:p>
          </table:table-cell>
        </table:table-row>
      </table:table>
      <text:p text:style-name="P7"/>
      <text:h text:style-name="P6" text:outline-level="2"><text:span text:style-name="T2">Aggiunta dei file</text:span> del sito</text:h>
      <text:p text:style-name="P7">I file del sito devono essere copiati nella directory configurata come DocumentRoot.</text:p>
      <text:p text:style-name="P7">Accesso tramite browser: <text:span text:style-name="T3">http://negozi.local</text:span></text:p>
      <text:h text:style-name="P6" text:outline-level="2"/>
      <text:h text:style-name="P6" text:outline-level="2">Virtual Host</text:h>
      <text:p text:style-name="P7">Il progetto utilizza un VirtualHost dedicato configurato nel file <text:span text:style-name="T10">negozi.conf</text:span>.</text:p>
      <text:p text:style-name="P10">Modificare la DocumentRoot e Directory <text:s/>e inserire il percorso della directory in cui sono stati scaricati i file del progetto</text:p>
      <text:p text:style-name="P14">Per abilitare Virtual Hos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&gt;$ sudo cp negozi.conf /etc/httpd/conf.d/</text:p>
          </table:table-cell>
        </table:table-row>
      </table:table>
      <text:p text:style-name="P15"/>
      <text:p text:style-name="BodyText"/>
      <text:p text:style-name="BodyText">Riavviare httpd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Code">sudo systemctl restart httpd</text:p>
          </table:table-cell>
        </table:table-row>
      </table:table>
      <text:p text:style-name="P16"><text:soft-page-break/></text:p>
      <text:p text:style-name="P17">Aggiungere al file /etc/hosts questa riga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127.0.0.1 <text:s text:c="2"/>negozi.local</text:p>
          </table:table-cell>
        </table:table-row>
      </table:table>
      <text:p text:style-name="P19"/>
      <text:h text:style-name="P6" text:outline-level="2">File .env</text:h>
      <text:p text:style-name="P7">Il file .env.<text:span text:style-name="T7">example</text:span> contiene i parametri di connessione al database. </text:p>
      <text:p text:style-name="P7">È fornito il file .env.example da copiare e modificare. </text:p>
      <text:h text:style-name="P6" text:outline-level="2"/>
      <text:h text:style-name="P6" text:outline-level="2"/>
      <text:p text:style-name="Heading1">Manuale d'Uso</text:p>
      <text:h text:style-name="P6" text:outline-level="2"/>
      <text:h text:style-name="P6" text:outline-level="2">Credenziali di test</text:h>
      <text:p text:style-name="P7">Manager:</text:p>
      <text:p text:style-name="P7">manager@retrogaming.it / retro1980</text:p>
      <text:p text:style-name="P7">Cliente:</text:p>
      <text:p text:style-name="P7">mario.rossi@email.it / <text:span text:style-name="T2">password123</text:span></text:p>
      <text:p text:style-name="P20">Ogni nuovo cliente viene creato con la stess password passowrd123. In alternativa si può creare una password random e fornirla al cliente nella schermata di conferma. <text:span text:style-name="T11">Oppure inserirla manualmente alla creazione dell'utente. </text:span></text:p>
      <text:p text:style-name="P20">La password <text:span text:style-name="T11">potrebbe</text:span> essere generata in modo random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span text:style-name="Source_20_Text"><text:span text:style-name="T12">function generaPasswordRandom($lunghezza = 12) {</text:span></text:span></text:p>
            <text:p text:style-name="P22"><text:span text:style-name="Source_20_Text"><text:span text:style-name="T13"><text:s text:c="4"/></text:span></text:span><text:span text:style-name="Source_20_Text"><text:span text:style-name="T12">$caratteri = 'abcdefghijklmnopqrstuvwxyzABCDEFGHIJKLMNOPQRSTUVWXYZ0123456789';</text:span></text:span></text:p>
            <text:p text:style-name="P22"><text:span text:style-name="Source_20_Text"><text:span text:style-name="T13"><text:s text:c="4"/></text:span></text:span><text:span text:style-name="Source_20_Text"><text:span text:style-name="T12">$password = '';</text:span></text:span></text:p>
            <text:p text:style-name="P22"><text:span text:style-name="Source_20_Text"><text:span text:style-name="T13"><text:s text:c="4"/></text:span></text:span><text:span text:style-name="Source_20_Text"><text:span text:style-name="T12">for ($i = 0; $i &lt; $lunghezza; $i++) {</text:span></text:span></text:p>
            <text:p text:style-name="P22"><text:span text:style-name="Source_20_Text"><text:span text:style-name="T13"><text:s text:c="8"/></text:span></text:span><text:span text:style-name="Source_20_Text"><text:span text:style-name="T12">$password .= $caratteri[random_int(0, strlen($caratteri) - 1)];</text:span></text:span></text:p>
            <text:p text:style-name="P22"><text:span text:style-name="Source_20_Text"><text:span text:style-name="T13"><text:s text:c="4"/></text:span></text:span><text:span text:style-name="Source_20_Text"><text:span text:style-name="T12">}</text:span></text:span></text:p>
            <text:p text:style-name="P22"><text:span text:style-name="Source_20_Text"><text:span text:style-name="T13"><text:s text:c="4"/></text:span></text:span><text:span text:style-name="Source_20_Text"><text:span text:style-name="T12">return $password;</text:span></text:span></text:p>
            <text:p text:style-name="P22"><text:span text:style-name="Source_20_Text"><text:span text:style-name="T12">}</text:span></text:span></text:p>
          </table:table-cell>
        </table:table-row>
      </table:table>
      <text:p text:style-name="P20"/>
      <text:p text:style-name="P23">Basta poi trasformarla in hash da memorizzare nel db.</text:p>
      <text:p text:style-name="Heading2">Uso Ruolo Manager</text:p>
      <text:p text:style-name="P23">Il manager accede alla Dashboard che gi permette di gestire</text:p>
      <text:p text:style-name="P23">Clienti (CRUD)</text:p>
      <text:p text:style-name="P23"><text:tab/>&gt; Visualizza lista Clienti</text:p>
      <text:p text:style-name="P23"><text:tab/>&gt; Aggiunge Nuovo Cliente</text:p>
      <text:p text:style-name="P23"><text:tab/>&gt; Modifica Cliente</text:p>
      <text:p text:style-name="P23"><text:tab/>&gt; Cancella Cliente</text:p>
      <text:p text:style-name="P23">Negozi (CRUD)</text:p>
      <text:p text:style-name="P23"><text:tab/>&gt; Visualizza lista Negozi</text:p>
      <text:p text:style-name="P23"><text:soft-page-break/><text:tab/><text:tab/>&gt; <text:span text:style-name="T14">Visualizza Tessere associate</text:span></text:p>
      <text:p text:style-name="P23"><text:tab/><text:tab/>&gt; <text:span text:style-name="T14">Visualizza Listino</text:span></text:p>
      <text:p text:style-name="P24"><text:tab/><text:tab/><text:tab/>&gt; <text:span text:style-name="T14">Cambia Prezzo</text:span></text:p>
      <text:p text:style-name="P24"><text:tab/><text:tab/><text:tab/>&gt; <text:span text:style-name="T14">Ordina nuove quantità da Fornitore (selezionato automaticamente <text:tab/><text:tab/><text:tab/>in base al prezzo migliore</text:span> </text:p>
      <text:p text:style-name="P24"><text:tab/><text:tab/><text:tab/>&gt; <text:span text:style-name="T15">Cancella da Listino</text:span></text:p>
      <text:p text:style-name="P24"><text:tab/><text:tab/>&gt; <text:span text:style-name="T14">Visualizza Ordini in corso</text:span></text:p>
      <text:p text:style-name="P24"><text:tab/><text:tab/><text:tab/>&gt; <text:span text:style-name="T14">Cambia stato dell'ordine</text:span></text:p>
      <text:p text:style-name="P23"><text:tab/>&gt; Aggiunge Nuovo Negozio</text:p>
      <text:p text:style-name="P23"><text:tab/>&gt; Modifica Negozio</text:p>
      <text:p text:style-name="P23"><text:tab/>&gt; Cancella Negozio <text:span text:style-name="T14">(genera l'archiviazione automatica delle tessere emesse)</text:span></text:p>
      <text:p text:style-name="P23"><text:tab/>&gt; <text:span text:style-name="T14">Assegna nuova Tessera a Utente che ne è sprovvito (se tutti gli utenti hanno già <text:tab/>una tessera questa funzione viene disabilitata) </text:span></text:p>
      <text:p text:style-name="P23">Prodotti (CRUD)</text:p>
      <text:p text:style-name="P23"><text:tab/>&gt; Visualizza lista Prodotti</text:p>
      <text:p text:style-name="P23"><text:tab/>&gt; Aggiunge Nuovo Prodotto <text:span text:style-name="T14">(la funzionalità è presente e funziona ma non ho <text:tab/>implementto una funzionalità per assegnare il prodotto a un fornitore a un <text:tab/>determinato prezzo)</text:span></text:p>
      <text:p text:style-name="P23"><text:tab/>&gt; Modifica Prodotto </text:p>
      <text:p text:style-name="P23"><text:tab/>&gt; Cancella Prodotto</text:p>
      <text:p text:style-name="P23">Fornitori (CRUD)</text:p>
      <text:p text:style-name="P23"><text:tab/>&gt; Visualizza lista Fornitori </text:p>
      <text:p text:style-name="P23"><text:tab/><text:tab/>&gt; <text:span text:style-name="T14">Visualizza Ordini assegnati a un fornitore (e il corrispondente stato)</text:span></text:p>
      <text:p text:style-name="P23"><text:tab/>&gt; Aggiunge Nuovo Fornitore <text:span text:style-name="T14">(il fornitore viene aggiunto correttamente ma non ho <text:tab/>implementato un modo per assegnare i prodotti a quel fornitore)</text:span></text:p>
      <text:p text:style-name="P23"><text:tab/>&gt; Modifica Fornitore</text:p>
      <text:p text:style-name="P23"><text:tab/>&gt; Cancella Fornitore</text:p>
      <text:p text:style-name="P25">Visualizza tutti i clienti con più di 300 punti nella propria tessera fedeltà.</text:p>
      <text:p text:style-name="Heading2">Uso Ruolo Cliente</text:p>
      <text:p text:style-name="P26">Il cliente effettua il login e visualizza il catalogo della catena negozi.</text:p>
      <text:p text:style-name="P26">Può scegliere un prodotto e la quantità da acquistare. Per ogni prodotto seleziona il negozio da cui acquistare (visualizza per ogni negozio il prezzo unitario). </text:p>
      <text:p text:style-name="P26">Inserisce i prodotti nel carrello.</text:p>
      <text:p text:style-name="P26">Visualizza il carrello che propone anche automaticamente i livelli di sconto disponibili in base ai punti accumulati nella propria tessera.</text:p>
      <text:p text:style-name="P26">Completa l'acquisto e visualizza il totale pagato al netto dell'eventuale sconto e i punti guadagnati grazie all'acquisto.</text:p>
      <text:p text:style-name="P27"><text:span text:style-name="T16">Il cliente può visualizzare il proprio profilo con la lista degli acquisti eseguiti e il saldo punti. </text:span><text:span text:style-name="T5">Se non avesse una tessera può richiederla dierattamente scegliendo il negoz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" fo:font-family="'Liberation Mono'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Text" style:family="paragraph">
      <style:paragraph-properties fo:margin-top="0cm" fo:margin-bottom="0.199cm" style:contextual-spacing="false"/>
      <style:text-properties style:font-name="Droid Sans" fo:font-family="'Droid Sans'" style:font-family-generic="swiss" style:font-pitch="variable" fo:language="zxx" fo:country="none" officeooo:rsid="000564ab" style:language-asian="zxx" style:country-asian="none" style:language-complex="zxx" style:country-complex="none"/>
    </style:style>
    <style:style style:name="Heading1" style:family="paragraph">
      <style:text-properties style:font-name="Droid Sans" fo:font-family="'Droid Sans'" style:font-family-generic="swiss" style:font-pitch="variable" fo:font-size="20pt" fo:font-weight="bold" style:font-size-asian="20pt" style:font-size-complex="20pt"/>
    </style:style>
    <style:style style:name="Heading2" style:family="paragraph">
      <style:text-properties style:font-name="Droid Sans" fo:font-family="'Droid Sans'" style:font-family-generic="swiss" style:font-pitch="variable" fo:font-size="14pt" fo:font-weight="bold"/>
    </style:style>
    <style:style style:name="Code" style:family="paragraph" style:parent-style-name="Text_20_body">
      <style:text-properties fo:background-color="#dee7e5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5:22:42.680263298</meta:creation-date>
    <meta:generator>LibreOffice/25.2.5.2$Linux_X86_64 LibreOffice_project/520$Build-2</meta:generator>
    <dc:date>2026-01-06T14:31:20.536581792</dc:date>
    <meta:editing-duration>PT5H51M47S</meta:editing-duration>
    <meta:editing-cycles>6</meta:editing-cycles>
    <meta:document-statistic meta:table-count="11" meta:image-count="0" meta:object-count="0" meta:page-count="4" meta:paragraph-count="111" meta:word-count="692" meta:character-count="4827" meta:non-whitespace-character-count="4157"/>
  </office:meta>
</office:document-meta>
</file>